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entury Gothic"/>
    </style:style>
    <style:style style:name="P2" style:family="paragraph" style:parent-style-name="Standard">
      <style:text-properties fo:color="#000000" style:font-name="Andale Mono"/>
    </style:style>
    <style:style style:name="P3" style:family="paragraph" style:parent-style-name="Standard">
      <style:paragraph-properties>
        <style:tab-stops/>
      </style:paragraph-properties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/>
      </style:paragraph-properties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style:font-name="Andale Mono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Lengkapilah titik – titik pada sintaks class Person.java dibawah ini !<text:line-break/><text:line-break/><text:span text:style-name="T5">public class Person{ </text:span></text:p>
      <text:p text:style-name="P3"><text:tab/>public static <text:span text:style-name="T8">...</text:span> main(<text:span text:style-name="T8">...</text:span>[] args) { </text:p>
      <text:p text:style-name="P3"><text:tab/><text:tab/><text:span text:style-name="T8">...</text:span> nomor1; </text:p>
      <text:p text:style-name="P3"><text:tab/><text:tab/>nomor1 = 25; </text:p>
      <text:p text:style-name="P3"><text:tab/><text:tab/><text:span text:style-name="T8">...</text:span> nomor2 = 25; </text:p>
      <text:p text:style-name="P3"/>
      <text:p text:style-name="P3"><text:tab/><text:tab/>System.out.println("nomor1 = " + nomor1); </text:p>
      <text:p text:style-name="P3"><text:tab/><text:tab/>System.out.println("nomor2 = " + nomor2); </text:p>
      <text:p text:style-name="P3"><text:tab/><text:tab/>System.out.println("nomor1 + nomor2 = " <text:span text:style-name="T8">...</text:span> (nomor1 + <text:line-break/><text:tab/><text:tab/>nomor2)); </text:p>
      <text:p text:style-name="P3"><text:tab/>} </text:p>
      <text:p text:style-name="P2"><text:span text:style-name="T6">}<text:line-break/></text:span><text:span text:style-name="T1"><text:line-break/> <text:s text:c="4"/>- Beri penjelasan pada sintaks di atas hingga menampilkan hasil seperti <text:line-break/> <text:s text:c="6"/>dibawah ini !<text:line-break/><text:line-break/><text:tab/><text:tab/></text:span><text:span text:style-name="T7">nomor</text:span><text:span text:style-name="T6">1 = 25</text:span></text:p>
      <text:p text:style-name="P4"><text:tab/><text:tab/>nomor2 = 25 </text:p>
      <text:p text:style-name="P1"><text:span text:style-name="T4"><text:tab/><text:tab/>nomor1 + nomor2 = 50 <text:line-break/><text:line-break/></text:span><text:span text:style-name="T6">2.- Lengkapilah titik – titik pada sintaks class </text:span><text:span text:style-name="T2">Exception</text:span><text:span text:style-name="T6">.java dibawah ini !<text:line-break/><text:line-break/></text:span><text:span text:style-name="T4">import java.util.*; </text:span></text:p>
      <text:p text:style-name="P3"/>
      <text:p text:style-name="P3">public class Exception{ </text:p>
      <text:p text:style-name="P3"><text:tab/>public static void main(String[] args){ </text:p>
      <text:p text:style-name="P3"><text:tab/><text:tab/>Scanner input = new Scanner(System.in); </text:p>
      <text:p text:style-name="P3"><text:tab/><text:tab/>int x = 1; </text:p>
      <text:p text:style-name="P3"/>
      <text:p text:style-name="P3"><text:tab/><text:tab/>do { </text:p>
      <text:p text:style-name="P3"><text:tab/><text:tab/><text:span text:style-name="T8">...</text:span> { </text:p>
      <text:p text:style-name="P3"><text:tab/><text:tab/><text:tab/>System.out.println("Input nomor pertama : "); </text:p>
      <text:p text:style-name="P3"><text:tab/><text:tab/><text:tab/>int n1 = input. <text:span text:style-name="T8">...</text:span>(); </text:p>
      <text:p text:style-name="P3"><text:tab/><text:tab/><text:tab/>System.out.println(" Input nomor kedua : "); </text:p>
      <text:p text:style-name="P3"><text:tab/><text:tab/><text:tab/>int n2 = input. <text:span text:style-name="T8">...</text:span>(); </text:p>
      <text:p text:style-name="P3"><text:tab/><text:tab/><text:tab/>int sum = n1/n2; </text:p>
      <text:p text:style-name="P3"><text:tab/><text:tab/><text:tab/>System.out.println(sum); </text:p>
      <text:p text:style-name="P3"><text:tab/><text:tab/><text:tab/>x = 2;<text:tab/> </text:p>
      <text:p text:style-name="P3"><text:tab/><text:tab/><text:tab/><text:tab/> </text:p>
      <text:p text:style-name="P3"><text:tab/><text:tab/>} <text:span text:style-name="T8">...</text:span> (<text:span text:style-name="T8">...</text:span> e) { </text:p>
      <text:p text:style-name="P3"><text:tab/><text:tab/><text:tab/>System.out.println("Anda tidak bisa melakukan itu!"<text:span text:style-name="T3">)</text:span>; </text:p>
      <text:p text:style-name="P3"><text:tab/><text:tab/>} </text:p>
      <text:p text:style-name="P3"><text:tab/><text:tab/>} while (x == 1); </text:p>
      <text:p text:style-name="P3"><text:tab/>} </text:p>
      <text:p text:style-name="P4">}<text:line-break/></text:p>
      <text:p text:style-name="P2"><text:span text:style-name="T6"><text:line-break/></text:span><text:soft-page-break/><text:span text:style-name="T6"> <text:s text:c="2"/></text:span><text:span text:style-name="T1">- Beri penjelasan pada sintaks di atas hingga menampilkan hasil seperti <text:line-break/> <text:s text:c="6"/>dibawah ini !<text:line-break/><text:line-break/><text:tab/><text:tab/></text:span><text:span text:style-name="T7">Input nomor pertama :</text:span><text:span text:style-name="T6"> </text:span></text:p>
      <text:p text:style-name="P5"><text:tab/><text:tab/>50 </text:p>
      <text:p text:style-name="P5"><text:tab/><text:tab/><text:span text:style-name="T3">Input nomor kedua : </text:span></text:p>
      <text:p text:style-name="P5"><text:tab/><text:tab/>10 </text:p>
      <text:p text:style-name="P4"><text:span text:style-name="T3"><text:tab/><text:tab/>5</text:span><text:span text:style-name="T1"><text:line-break/><text:line-break/><text:tab/> <text:s text:c="3"/>- Jika Input salah, keluar output seperti di bawah ini !<text:line-break/><text:line-break/><text:tab/><text:tab/></text:span>Input nomor pertama : </text:p>
      <text:p text:style-name="P5"><text:tab/><text:tab/>50 </text:p>
      <text:p text:style-name="P5"><text:tab/><text:tab/><text:span text:style-name="T3">Input nomor kedua : </text:span></text:p>
      <text:p text:style-name="P5"><text:tab/><text:tab/>0<text:span text:style-name="T3"> </text:span></text:p>
      <text:p text:style-name="P5"><text:tab/><text:tab/><text:span text:style-name="T9">Anda tidak bisa melakukan itu!</text:span></text:p>
      <text:p text:style-name="P4"><text:span text:style-name="T1"><text:tab/><text:tab/></text:span>Input nomor pertama :<text:line-break/><text:line-break/><text:span text:style-name="T1">3. - Lengkapilah titik – titik pada sintaks class Number.java dibawah ini !<text:line-break/><text:line-break/></text:span>public class Number{ </text:p>
      <text:p text:style-name="P3"><text:tab/>public <text:span text:style-name="T8">...</text:span> void main(String[] args){ </text:p>
      <text:p text:style-name="P3"><text:span text:style-name="T8"><text:tab/><text:tab/>...</text:span> nomor1 = 10; </text:p>
      <text:p text:style-name="P3"><text:tab/><text:tab/><text:span text:style-name="T8">...</text:span> nomor2 = 10; </text:p>
      <text:p text:style-name="P3"/>
      <text:p text:style-name="P3"><text:tab/><text:tab/>System.out.println(<text:span text:style-name="T8">...</text:span>); <text:s/></text:p>
      <text:p text:style-name="P3"><text:tab/><text:tab/>System.out.println(<text:span text:style-name="T8">...</text:span>); </text:p>
      <text:p text:style-name="P3"><text:tab/>} </text:p>
      <text:p text:style-name="P2"><text:span text:style-name="T6">}</text:span><text:span text:style-name="T1"> <text:line-break/><text:line-break/>- Beri penjelasan pada sintaks di atas hingga menampilkan hasil seperti <text:line-break/> <text:s/>dibawah ini !<text:line-break/><text:line-break/><text:tab/><text:tab/> <text:s/></text:span><text:span text:style-name="T6">10 </text:span></text:p>
      <text:p text:style-name="P4"><text:tab/><text:tab/> 10.0</text:p>
      <text:p text:style-name="P1"><text:tab/></text:p>
      <text:p text:style-name="P1"><text:tab/>4. <text:s/>- Buatlah class RentalFilm.java<text:line-break/><text:tab/> <text:s text:c="4"/>- Tampilkan output judul buku, seperti di bawah ini :<text:line-break/><text:line-break/><text:tab/><text:tab/><text:span text:style-name="T3">Buku yang tersedia </text:span><text:span text:style-name="T4">(1-3) </text:span></text:p>
      <text:p text:style-name="P5"><text:tab/><text:tab/><text:tab/>1.) Robin Hood</text:p>
      <text:p text:style-name="P5"><text:tab/><text:tab/><text:tab/>2.) Harry Potter</text:p>
      <text:p text:style-name="P5"><text:tab/><text:tab/><text:tab/>3.) Avatar </text:p>
      <text:p text:style-name="P4"><text:tab/><text:tab/>Masukan Pilihan Anda :</text:p>
      <text:p text:style-name="P1"><text:line-break/><text:tab/> <text:s text:c="4"/>- <text:s/>Jika di pilih opsi yang tersedia (1-3), program akan menampilkan opsi <text:line-break/><text:tab/> <text:s text:c="7"/>yang di pilih, tampilan outputnya seperti dibawah ini :<text:line-break/></text:p>
      <text:p text:style-name="P1"><text:line-break/><text:soft-page-break/><text:tab/><text:tab/><text:span text:style-name="T4">Masukan Pilihan Anda : 1 </text:span></text:p>
      <text:p text:style-name="P1"><text:span text:style-name="T4"><text:tab/><text:tab/>Anda memilih Robin Hood<text:line-break/><text:line-break/><text:tab/> </text:span><text:span text:style-name="T6"><text:s text:c="3"/>- <text:s/>Jika anda memilih opsi</text:span> yang tidak tersedia, program akan <text:line-break/><text:tab/> <text:s text:c="7"/>menampilkan exception seperti output di bawah ini :<text:line-break/><text:line-break/><text:tab/><text:tab/><text:span text:style-name="T4">Masukan Pilihan Anda : 5</text:span></text:p>
      <text:p text:style-name="P4"><text:tab/><text:tab/>pilihan anda tidak ada ! <text:line-break/><text:line-break/><text:tab/><text:span text:style-name="T1">5. Tuliskan pesan dan kesa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23T11:19:41</meta:creation-date>
    <dc:date>2011-11-06T15:53:31</dc:date>
    <dc:creator>izwan </dc:creator>
    <meta:editing-duration>PT04H53M00S</meta:editing-duration>
    <meta:editing-cycles>23</meta:editing-cycles>
    <meta:generator>OpenOffice.org/3.2$Linux OpenOffice.org_project/320m12$Build-9483</meta:generator>
    <meta:document-statistic meta:table-count="0" meta:image-count="0" meta:object-count="0" meta:page-count="3" meta:paragraph-count="60" meta:word-count="357" meta:character-count="2338"/>
  </office:meta>
</office:document-meta>
</file>